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d5d5d5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4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1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081cm" fo:min-width="0.38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89cm" fo:min-width="0.38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88cm" fo:min-width="0.38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66cm" fo:min-width="0.69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077cm" fo:min-width="0.00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061cm" fo:min-width="0.00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4cm" fo:min-width="0.15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4cm" fo:min-width="0.92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055cm" fo:min-width="1.13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82cm" fo:min-width="0.4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5.59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text-properties style:font-name="Liberation Serif" fo:font-size="8pt"/>
    </style:style>
    <style:style style:name="P2" style:family="paragraph">
      <loext:graphic-properties draw:fill="solid" draw:fill-color="#000000" draw:opacity="0%"/>
      <style:text-properties style:font-name="Liberation Serif" fo:font-size="8pt"/>
    </style:style>
    <style:style style:name="P3" style:family="paragraph">
      <loext:graphic-properties draw:fill="none"/>
      <style:text-properties style:font-name="Liberation Serif" fo:font-size="6pt"/>
    </style:style>
    <style:style style:name="P4" style:family="paragraph">
      <loext:graphic-properties draw:fill="solid" draw:fill-color="#000000" draw:opacity="0%"/>
      <style:text-properties style:font-name="Liberation Serif" fo:font-size="6pt"/>
    </style:style>
    <style:style style:name="P5" style:family="paragraph">
      <loext:graphic-properties draw:fill="solid" draw:fill-color="#434343"/>
      <style:text-properties style:font-name="Liberation Serif" fo:font-size="6pt"/>
    </style:style>
    <style:style style:name="P6" style:family="paragraph">
      <loext:graphic-properties draw:fill="solid" draw:fill-color="#999999"/>
      <style:text-properties style:font-name="Liberation Serif" fo:font-size="6pt"/>
    </style:style>
    <style:style style:name="P7" style:family="paragraph">
      <style:paragraph-properties fo:text-align="start" style:writing-mode="lr-tb"/>
      <style:text-properties style:font-name="Liberation Serif" fo:font-size="6pt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9" style:family="paragraph">
      <loext:graphic-properties draw:fill="solid" draw:fill-color="#434343"/>
      <style:text-properties style:font-name="Liberation Serif" fo:font-size="8pt"/>
    </style:style>
    <style:style style:name="P10" style:family="paragraph">
      <loext:graphic-properties draw:fill="solid" draw:fill-color="#999999"/>
      <style:text-properties style:font-name="Liberation Serif" fo:font-size="8pt"/>
    </style:style>
    <style:style style:name="P11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13" style:family="paragraph">
      <style:paragraph-properties fo:text-align="start" style:writing-mode="lr-tb"/>
      <style:text-properties fo:color="#000000" style:font-name="Liberation Serif" fo:font-size="8pt"/>
    </style:style>
    <style:style style:name="P14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20pt" style:font-size-complex="20pt"/>
    </style:style>
    <style:style style:name="T1" style:family="text">
      <style:text-properties fo:color="#000000" style:font-size-asian="12pt" style:font-name-complex="Arial1" style:font-size-complex="12pt"/>
    </style:style>
    <style:style style:name="T2" style:family="text">
      <style:text-properties fo:color="#1a1a1a" style:font-name-complex="Arial1"/>
    </style:style>
    <style:style style:name="T3" style:family="text">
      <style:text-properties style:font-size-asian="20pt" style:font-name-complex="Arial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499cm" svg:y1="3.273cm" svg:x2="8.636cm" svg:y2="3.273cm">
          <text:p/>
        </draw:line>
        <draw:line draw:style-name="gr2" draw:text-style-name="P1" draw:layer="layout" svg:x1="1.499cm" svg:y1="2.671cm" svg:x2="8.636cm" svg:y2="2.671cm">
          <text:p/>
        </draw:line>
        <draw:line draw:style-name="gr2" draw:text-style-name="P1" draw:layer="layout" svg:x1="1.499cm" svg:y1="2.058cm" svg:x2="8.636cm" svg:y2="2.058cm">
          <text:p/>
        </draw:line>
        <draw:line draw:style-name="gr2" draw:text-style-name="P1" draw:layer="layout" svg:x1="1.499cm" svg:y1="1.445cm" svg:x2="8.636cm" svg:y2="1.445cm">
          <text:p/>
        </draw:line>
        <draw:line draw:style-name="gr2" draw:text-style-name="P1" draw:layer="layout" svg:x1="1.499cm" svg:y1="0.831cm" svg:x2="8.636cm" svg:y2="0.831cm">
          <text:p/>
        </draw:line>
        <draw:polygon draw:style-name="gr3" draw:text-style-name="P2" draw:layer="layout" svg:width="7.136cm" svg:height="0.011cm" svg:x="1.499cm" svg:y="3.062cm" svg:viewBox="0 0 7137 12" draw:points="0,0 7137,0 7137,12 0,12">
          <text:p/>
        </draw:polygon>
        <draw:polygon draw:style-name="gr3" draw:text-style-name="P2" draw:layer="layout" svg:width="7.136cm" svg:height="0.011cm" svg:x="1.499cm" svg:y="2.87cm" svg:viewBox="0 0 7137 12" draw:points="0,0 7137,0 7137,12 0,12">
          <text:p/>
        </draw:polygon>
        <draw:polygon draw:style-name="gr3" draw:text-style-name="P2" draw:layer="layout" svg:width="7.136cm" svg:height="0.011cm" svg:x="1.499cm" svg:y="2.461cm" svg:viewBox="0 0 7137 12" draw:points="0,0 7137,0 7137,12 0,12">
          <text:p/>
        </draw:polygon>
        <draw:polygon draw:style-name="gr3" draw:text-style-name="P2" draw:layer="layout" svg:width="7.136cm" svg:height="0.012cm" svg:x="1.499cm" svg:y="2.256cm" svg:viewBox="0 0 7137 13" draw:points="0,0 7137,0 7137,13 0,13">
          <text:p/>
        </draw:polygon>
        <draw:polygon draw:style-name="gr3" draw:text-style-name="P2" draw:layer="layout" svg:width="7.136cm" svg:height="0.011cm" svg:x="1.499cm" svg:y="1.848cm" svg:viewBox="0 0 7137 12" draw:points="0,0 7137,0 7137,12 0,12">
          <text:p/>
        </draw:polygon>
        <draw:polygon draw:style-name="gr3" draw:text-style-name="P2" draw:layer="layout" svg:width="7.136cm" svg:height="0.011cm" svg:x="1.499cm" svg:y="1.643cm" svg:viewBox="0 0 7137 12" draw:points="0,0 7137,0 7137,12 0,12">
          <text:p/>
        </draw:polygon>
        <draw:polygon draw:style-name="gr3" draw:text-style-name="P2" draw:layer="layout" svg:width="7.136cm" svg:height="0.011cm" svg:x="1.499cm" svg:y="1.234cm" svg:viewBox="0 0 7137 12" draw:points="0,0 7137,0 7137,12 0,12">
          <text:p/>
        </draw:polygon>
        <draw:polygon draw:style-name="gr3" draw:text-style-name="P2" draw:layer="layout" svg:width="7.136cm" svg:height="0.011cm" svg:x="1.499cm" svg:y="1.03cm" svg:viewBox="0 0 7137 12" draw:points="0,0 7137,0 7137,12 0,12">
          <text:p/>
        </draw:polygon>
        <draw:line draw:style-name="gr4" draw:text-style-name="P3" draw:layer="layout" svg:x1="1.499cm" svg:y1="3.272cm" svg:x2="1.499cm" svg:y2="0.831cm">
          <text:p/>
        </draw:line>
        <draw:path draw:style-name="gr3" draw:text-style-name="P4" draw:layer="layout" svg:width="0.531cm" svg:height="0.973cm" svg:x="7.003cm" svg:y="2.317cm" svg:viewBox="0 0 532 974" svg:d="M505 974h-479-26v-12-926h26-26c0-20 35-36 80-36v12-12h372v12-12c44 0 80 16 80 36h-27 27v926 12zM505 950v12h-27v-926c0-7-12-12-26-12h-372c-15 0-26 5-26 12v926h-28v-12z">
          <text:p/>
        </draw:path>
        <draw:path draw:style-name="gr5" draw:text-style-name="P5" draw:layer="layout" svg:width="0.477cm" svg:height="0.949cm" svg:x="7.03cm" svg:y="2.329cm" svg:viewBox="0 0 478 950" svg:d="M478 950h-478v-926c0-13 24-24 53-24h373c29 0 52 11 52 24z">
          <text:p/>
        </draw:path>
        <draw:path draw:style-name="gr3" draw:text-style-name="P4" draw:layer="layout" svg:width="0.53cm" svg:height="0.781cm" svg:x="5.359cm" svg:y="2.509cm" svg:viewBox="0 0 531 782" svg:d="M505 782h-479-26v-12-734h26-26c0-20 35-36 80-36v12-12h371v12-12c45 0 80 16 80 36h-26 26v734 12zM505 758v12h-27v-734c0-6-12-12-27-12h-371c-15 0-27 6-27 12v734h-27v-12z">
          <text:p/>
        </draw:path>
        <draw:path draw:style-name="gr5" draw:text-style-name="P5" draw:layer="layout" svg:width="0.477cm" svg:height="0.757cm" svg:x="5.385cm" svg:y="2.521cm" svg:viewBox="0 0 478 758" svg:d="M478 758h-478v-734c0-13 25-24 54-24h371c29 0 53 11 53 24z">
          <text:p/>
        </draw:path>
        <draw:path draw:style-name="gr3" draw:text-style-name="P4" draw:layer="layout" svg:width="0.53cm" svg:height="0.877cm" svg:x="3.714cm" svg:y="2.413cm" svg:viewBox="0 0 531 878" svg:d="M505 878h-479-26v-12-830h26-26c0-20 35-36 79-36v12-12h372v12-12c45 0 80 16 80 36h-26 26v830 12zM505 854v12h-27v-830c0-7-12-12-27-12h-372c-14 0-26 5-26 12v830h-27v-12z">
          <text:p/>
        </draw:path>
        <draw:path draw:style-name="gr5" draw:text-style-name="P5" draw:layer="layout" svg:width="0.477cm" svg:height="0.853cm" svg:x="3.74cm" svg:y="2.425cm" svg:viewBox="0 0 478 854" svg:d="M478 854h-478v-830c0-13 23-24 53-24h372c29 0 53 11 53 24z">
          <text:p/>
        </draw:path>
        <draw:path draw:style-name="gr3" draw:text-style-name="P4" draw:layer="layout" svg:width="0.531cm" svg:height="2.056cm" svg:x="2.069cm" svg:y="1.234cm" svg:viewBox="0 0 532 2057" svg:d="M505 2057h-478-27v-12-2009h27-27c0-20 36-36 80-36v12-12h372v12-12c44 0 80 16 80 36h-27 27v2009 12zM505 2033v12h-27v-2009c0-7-12-12-26-12h-372c-15 0-27 5-27 12v2009h-26v-12z">
          <text:p/>
        </draw:path>
        <draw:path draw:style-name="gr5" draw:text-style-name="P5" draw:layer="layout" svg:width="0.477cm" svg:height="2.032cm" svg:x="2.096cm" svg:y="1.246cm" svg:viewBox="0 0 478 2033" svg:d="M478 2033h-478v-2009c0-13 23-24 53-24h371c30 0 54 11 54 24z">
          <text:p/>
        </draw:path>
        <draw:path draw:style-name="gr3" draw:text-style-name="P4" draw:layer="layout" svg:width="0.53cm" svg:height="1.262cm" svg:x="7.534cm" svg:y="2.028cm" svg:viewBox="0 0 531 1263" svg:d="M505 1263h-479-26v-12-1215h26-26c0-20 35-36 80-36v12-12h371v12-12c45 0 80 16 80 36h-26 26v1215 12zM505 1239v12h-27v-1215c0-7-12-12-27-12h-371c-15 0-27 5-27 12v1215h-27v-12z">
          <text:p/>
        </draw:path>
        <draw:path draw:style-name="gr6" draw:text-style-name="P6" draw:layer="layout" svg:width="0.477cm" svg:height="1.238cm" svg:x="7.561cm" svg:y="2.04cm" svg:viewBox="0 0 478 1239" svg:d="M478 1239h-478v-1215c0-13 23-24 53-24h372c29 0 53 11 53 24z">
          <text:p/>
        </draw:path>
        <draw:path draw:style-name="gr3" draw:text-style-name="P4" draw:layer="layout" svg:width="0.531cm" svg:height="0.901cm" svg:x="5.889cm" svg:y="2.389cm" svg:viewBox="0 0 532 902" svg:d="M505 902h-478-27v-12-854h27-27c0-20 36-36 80-36v12-12h372v12-12c44 0 80 16 80 36h-27 27v854 12zM505 878v12h-27v-854c0-6-12-12-26-12h-372c-15 0-27 6-27 12v854h-26v-12z">
          <text:p/>
        </draw:path>
        <draw:path draw:style-name="gr6" draw:text-style-name="P6" draw:layer="layout" svg:width="0.477cm" svg:height="0.877cm" svg:x="5.916cm" svg:y="2.401cm" svg:viewBox="0 0 478 878" svg:d="M478 878h-478v-854c0-13 23-24 53-24h371c30 0 54 11 54 24z">
          <text:p/>
        </draw:path>
        <draw:path draw:style-name="gr3" draw:text-style-name="P4" draw:layer="layout" svg:width="0.531cm" svg:height="0.769cm" svg:x="4.244cm" svg:y="2.521cm" svg:viewBox="0 0 532 770" svg:d="M505 770h-479-26v-12-722h26-26c0-19 35-36 80-36v13-13h372v13-13c44 0 80 17 80 36h-27 27v722 12zM505 746v12h-27v-722c0-6-12-11-26-11h-372c-15 0-27 5-27 11v722h-27v-12z">
          <text:p/>
        </draw:path>
        <draw:path draw:style-name="gr6" draw:text-style-name="P6" draw:layer="layout" svg:width="0.477cm" svg:height="0.745cm" svg:x="4.271cm" svg:y="2.533cm" svg:viewBox="0 0 478 746" svg:d="M478 746h-478v-722c0-13 24-24 53-24h373c29 0 52 11 52 24z">
          <text:p/>
        </draw:path>
        <draw:path draw:style-name="gr3" draw:text-style-name="P4" draw:layer="layout" svg:width="0.53cm" svg:height="0.757cm" svg:x="2.6cm" svg:y="2.533cm" svg:viewBox="0 0 531 758" svg:d="M505 758h-479-26v-12-710h26-26c0-20 35-36 80-36v12-12h372v12-12c44 0 79 16 79 36h-26 26v710 12zM505 734v12h-27v-710c0-7-12-12-26-12h-372c-15 0-27 5-27 12v710h-27v-12z">
          <text:p/>
        </draw:path>
        <draw:path draw:style-name="gr6" draw:text-style-name="P6" draw:layer="layout" svg:width="0.477cm" svg:height="0.733cm" svg:x="2.626cm" svg:y="2.545cm" svg:viewBox="0 0 478 734" svg:d="M478 734h-478v-710c0-13 24-24 53-24h373c29 0 52 11 52 24z">
          <text:p/>
        </draw:path>
        <draw:line draw:style-name="gr4" draw:text-style-name="P3" draw:layer="layout" svg:x1="1.419cm" svg:y1="3.068cm" svg:x2="1.578cm" svg:y2="3.068cm">
          <text:p/>
        </draw:line>
        <draw:line draw:style-name="gr4" draw:text-style-name="P3" draw:layer="layout" svg:x1="1.419cm" svg:y1="2.876cm" svg:x2="1.578cm" svg:y2="2.876cm">
          <text:p/>
        </draw:line>
        <draw:line draw:style-name="gr4" draw:text-style-name="P3" draw:layer="layout" svg:x1="1.419cm" svg:y1="2.467cm" svg:x2="1.578cm" svg:y2="2.467cm">
          <text:p/>
        </draw:line>
        <draw:line draw:style-name="gr4" draw:text-style-name="P3" draw:layer="layout" svg:x1="1.419cm" svg:y1="2.263cm" svg:x2="1.578cm" svg:y2="2.263cm">
          <text:p/>
        </draw:line>
        <draw:line draw:style-name="gr4" draw:text-style-name="P3" draw:layer="layout" svg:x1="1.419cm" svg:y1="1.854cm" svg:x2="1.578cm" svg:y2="1.854cm">
          <text:p/>
        </draw:line>
        <draw:line draw:style-name="gr4" draw:text-style-name="P3" draw:layer="layout" svg:x1="1.419cm" svg:y1="1.649cm" svg:x2="1.578cm" svg:y2="1.649cm">
          <text:p/>
        </draw:line>
        <draw:line draw:style-name="gr4" draw:text-style-name="P3" draw:layer="layout" svg:x1="1.419cm" svg:y1="1.24cm" svg:x2="1.578cm" svg:y2="1.24cm">
          <text:p/>
        </draw:line>
        <draw:line draw:style-name="gr4" draw:text-style-name="P3" draw:layer="layout" svg:x1="1.419cm" svg:y1="1.036cm" svg:x2="1.578cm" svg:y2="1.036cm">
          <text:p/>
        </draw:line>
        <draw:line draw:style-name="gr4" draw:text-style-name="P3" draw:layer="layout" svg:x1="1.339cm" svg:y1="3.273cm" svg:x2="1.657cm" svg:y2="3.273cm">
          <text:p/>
        </draw:line>
        <draw:line draw:style-name="gr4" draw:text-style-name="P3" draw:layer="layout" svg:x1="1.339cm" svg:y1="2.671cm" svg:x2="1.657cm" svg:y2="2.671cm">
          <text:p/>
        </draw:line>
        <draw:line draw:style-name="gr4" draw:text-style-name="P3" draw:layer="layout" svg:x1="1.339cm" svg:y1="2.058cm" svg:x2="1.657cm" svg:y2="2.058cm">
          <text:p/>
        </draw:line>
        <draw:line draw:style-name="gr4" draw:text-style-name="P3" draw:layer="layout" svg:x1="1.339cm" svg:y1="1.445cm" svg:x2="1.657cm" svg:y2="1.445cm">
          <text:p/>
        </draw:line>
        <draw:line draw:style-name="gr4" draw:text-style-name="P3" draw:layer="layout" svg:x1="1.339cm" svg:y1="0.831cm" svg:x2="1.657cm" svg:y2="0.831cm">
          <text:p/>
        </draw:line>
        <draw:frame draw:style-name="gr7" draw:text-style-name="P8" draw:layer="layout" svg:width="0.286cm" svg:height="0.239cm" svg:x="0.994cm" svg:y="3.098cm">
          <draw:text-box>
            <text:p text:style-name="P7"><text:span text:style-name="T1">0%</text:span></text:p>
          </draw:text-box>
        </draw:frame>
        <draw:frame draw:style-name="gr8" draw:text-style-name="P8" draw:layer="layout" svg:width="0.391cm" svg:height="0.239cm" svg:x="0.904cm" svg:y="2.55cm">
          <draw:text-box>
            <text:p text:style-name="P7"><text:span text:style-name="T1">25%</text:span></text:p>
          </draw:text-box>
        </draw:frame>
        <draw:frame draw:style-name="gr9" draw:text-style-name="P8" draw:layer="layout" svg:width="0.391cm" svg:height="0.239cm" svg:x="0.908cm" svg:y="1.934cm">
          <draw:text-box>
            <text:p text:style-name="P7"><text:span text:style-name="T1">50%</text:span></text:p>
          </draw:text-box>
        </draw:frame>
        <draw:frame draw:style-name="gr10" draw:text-style-name="P8" draw:layer="layout" svg:width="0.391cm" svg:height="0.288cm" svg:x="0.904cm" svg:y="1.327cm">
          <draw:text-box>
            <text:p text:style-name="P7"><text:span text:style-name="T1">75%</text:span></text:p>
          </draw:text-box>
        </draw:frame>
        <draw:frame draw:style-name="gr11" draw:text-style-name="P8" draw:layer="layout" svg:width="0.695cm" svg:height="0.266cm" svg:x="0.821cm" svg:y="0.718cm">
          <draw:text-box>
            <text:p text:style-name="P7"><text:span text:style-name="T1">100%</text:span></text:p>
          </draw:text-box>
        </draw:frame>
        <draw:frame draw:style-name="gr12" draw:text-style-name="P8" draw:layer="layout" svg:width="0.417cm" svg:height="0.239cm" svg:x="7.318cm" svg:y="3.352cm">
          <draw:text-box>
            <text:p text:style-name="P7"><text:span text:style-name="T1">LUT</text:span></text:p>
          </draw:text-box>
        </draw:frame>
        <draw:frame draw:style-name="gr13" draw:text-style-name="P8" draw:layer="layout" svg:width="0.239cm" svg:height="0.239cm" svg:x="5.759cm" svg:y="3.368cm">
          <draw:text-box>
            <text:p text:style-name="P7"><text:span text:style-name="T1">FF</text:span></text:p>
          </draw:text-box>
        </draw:frame>
        <draw:frame draw:style-name="gr14" draw:text-style-name="P8" draw:layer="layout" svg:width="0.391cm" svg:height="0.239cm" svg:x="4.041cm" svg:y="3.352cm">
          <draw:text-box>
            <text:p text:style-name="P7"><text:span text:style-name="T1">DSP</text:span></text:p>
          </draw:text-box>
        </draw:frame>
        <draw:path draw:style-name="gr5" draw:text-style-name="P9" draw:layer="layout" svg:width="0.318cm" svg:height="0.144cm" svg:x="1.764cm" svg:y="0.463cm" svg:viewBox="0 0 319 145" svg:d="M0 12c0-7 11-12 26-12h267c14 0 26 5 26 12v121c0 6-12 12-26 12h-267c-15 0-26-6-26-12z">
          <text:p/>
        </draw:path>
        <draw:frame draw:style-name="gr15" draw:text-style-name="P8" draw:layer="layout" svg:width="1.145cm" svg:height="0.239cm" svg:x="2.007cm" svg:y="3.352cm">
          <draw:text-box>
            <text:p text:style-name="P7"><text:span text:style-name="T1">BRAM 36Kb</text:span></text:p>
          </draw:text-box>
        </draw:frame>
        <draw:path draw:style-name="gr6" draw:text-style-name="P10" draw:layer="layout" svg:width="0.318cm" svg:height="0.144cm" svg:x="4.735cm" svg:y="0.463cm" svg:viewBox="0 0 319 145" svg:d="M0 12c0-7 11-12 26-12h267c14 0 26 5 26 12v121c0 6-12 12-26 12h-267c-15 0-26-6-26-12z">
          <text:p/>
        </draw:path>
        <draw:frame draw:style-name="gr16" draw:text-style-name="P12" draw:layer="layout" svg:width="1.23cm" svg:height="0.239cm" svg:x="2.144cm" svg:y="0.413cm">
          <draw:text-box>
            <text:p text:style-name="P11"><text:span text:style-name="T2">Floating-Point</text:span></text:p>
          </draw:text-box>
        </draw:frame>
        <draw:frame draw:style-name="gr17" draw:text-style-name="P12" draw:layer="layout" svg:width="1.217cm" svg:height="0.239cm" svg:x="5.114cm" svg:y="0.413cm">
          <draw:text-box>
            <text:p text:style-name="P11"><text:span text:style-name="T2">Hybrid-Float6</text:span></text:p>
          </draw:text-box>
        </draw:frame>
        <draw:frame draw:style-name="gr18" draw:text-style-name="P14" draw:layer="layout" svg:width="5.593cm" svg:height="0.321cm" svg:x="0.127cm" svg:y="0.06cm">
          <draw:text-box>
            <text:p text:style-name="P13"><text:span text:style-name="T3">Hardware resource utilization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4T15:27:43.177972106</dc:date>
    <meta:editing-duration>PT2H31S</meta:editing-duration>
    <meta:editing-cycles>4</meta:editing-cycles>
    <meta:generator>LibreOffice/6.4.7.2$Linux_X86_64 LibreOffice_project/40$Build-2</meta:generator>
    <meta:document-statistic meta:object-count="57"/>
  </office:meta>
</office:document-meta>
</file>